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  <style:text-properties fo:language="en" fo:country="US"/>
    </style:style>
    <style:style style:name="P2" style:parent-style-name="Normal" style:family="paragraph">
      <style:text-properties fo:language="en" fo:country="US"/>
    </style:style>
    <style:style style:name="P3" style:parent-style-name="Normal" style:family="paragraph">
      <style:text-properties fo:language="en" fo:country="US"/>
    </style:style>
    <style:style style:name="P4" style:parent-style-name="Normal" style:family="paragraph">
      <style:text-properties fo:language="en" fo:country="US"/>
    </style:style>
    <style:style style:name="P5" style:parent-style-name="Normal" style:family="paragraph">
      <style:text-properties fo:language="en" fo:country="US"/>
    </style:style>
    <style:style style:name="P6" style:parent-style-name="Normal" style:family="paragraph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text-properties fo:language="en" fo:country="US"/>
    </style:style>
    <style:style style:name="P9" style:parent-style-name="Normal" style:family="paragraph">
      <style:text-properties fo:language="en" fo:country="US"/>
    </style:style>
    <style:style style:name="P10" style:parent-style-name="Normal" style:family="paragraph">
      <style:text-properties fo:language="en" fo:country="US"/>
    </style:style>
    <style:style style:name="P11" style:parent-style-name="Normal" style:family="paragraph">
      <style:text-properties fo:language="en" fo:country="US"/>
    </style:style>
    <style:style style:name="P12" style:parent-style-name="Normal" style:family="paragraph">
      <style:text-properties fo:language="en" fo:country="US"/>
    </style:style>
    <style:style style:name="P13" style:parent-style-name="Normal" style:family="paragraph">
      <style:text-properties fo:language="en" fo:country="US"/>
    </style:style>
    <style:style style:name="P14" style:parent-style-name="Normal" style:family="paragraph">
      <style:text-properties fo:language="en" fo:country="US"/>
    </style:style>
    <style:style style:name="P15" style:parent-style-name="Normal" style:family="paragraph">
      <style:text-properties fo:language="en" fo:country="US"/>
    </style:style>
    <style:style style:name="P16" style:parent-style-name="Normal" style:family="paragraph">
      <style:text-properties fo:language="en" fo:country="US"/>
    </style:style>
    <style:style style:name="P17" style:parent-style-name="Normal" style:family="paragraph">
      <style:text-properties fo:language="en" fo:country="US"/>
    </style:style>
    <style:style style:name="P18" style:parent-style-name="Normal" style:family="paragraph">
      <style:text-properties fo:language="en" fo:country="US"/>
    </style:style>
    <style:style style:name="P19" style:parent-style-name="Normal" style:family="paragraph">
      <style:text-properties fo:language="en" fo:country="US"/>
    </style:style>
    <style:style style:name="P20" style:parent-style-name="Normal" style:family="paragraph">
      <style:text-properties fo:language="en" fo:country="US"/>
    </style:style>
    <style:style style:name="P21" style:parent-style-name="Normal" style:family="paragraph">
      <style:text-properties fo:language="en" fo:country="US"/>
    </style:style>
    <style:style style:name="P22" style:parent-style-name="Normal" style:family="paragraph">
      <style:text-properties fo:language="en" fo:country="US"/>
    </style:style>
    <style:style style:name="P23" style:parent-style-name="Normal" style:family="paragraph">
      <style:text-properties fo:language="en" fo:country="US"/>
    </style:style>
    <style:style style:name="P24" style:parent-style-name="Normal" style:family="paragraph">
      <style:text-properties fo:language="en" fo:country="US"/>
    </style:style>
    <style:style style:name="P25" style:parent-style-name="Normal" style:family="paragraph">
      <style:text-properties fo:language="en" fo:country="US"/>
    </style:style>
    <style:style style:name="P26" style:parent-style-name="Normal" style:family="paragraph">
      <style:text-properties fo:language="en" fo:country="US"/>
    </style:style>
    <style:style style:name="P27" style:parent-style-name="Normal" style:family="paragraph">
      <style:text-properties fo:language="en" fo:country="US"/>
    </style:style>
    <style:style style:name="P28" style:parent-style-name="Normal" style:family="paragraph">
      <style:text-properties fo:language="en" fo:country="US"/>
    </style:style>
    <style:style style:name="P29" style:parent-style-name="Normal" style:family="paragraph">
      <style:text-properties fo:language="en" fo:country="US"/>
    </style:style>
    <style:style style:name="P30" style:parent-style-name="Normal" style:family="paragraph">
      <style:text-properties fo:language="en" fo:country="US"/>
    </style:style>
    <style:style style:name="P31" style:parent-style-name="Normal" style:family="paragraph">
      <style:text-properties fo:language="en" fo:country="US"/>
    </style:style>
    <style:style style:name="P32" style:parent-style-name="Normal" style:family="paragraph">
      <style:text-properties fo:language="en" fo:country="US"/>
    </style:style>
    <style:style style:name="P33" style:parent-style-name="Normal" style:family="paragraph">
      <style:text-properties fo:language="en" fo:country="US"/>
    </style:style>
    <style:style style:name="P34" style:parent-style-name="Normal" style:family="paragraph">
      <style:text-properties fo:language="en" fo:country="US"/>
    </style:style>
    <style:style style:name="P35" style:parent-style-name="Normal" style:family="paragraph">
      <style:text-properties fo:language="en" fo:country="US"/>
    </style:style>
    <style:style style:name="P36" style:parent-style-name="Normal" style:family="paragraph">
      <style:text-properties fo:language="en" fo:country="US"/>
    </style:style>
    <style:style style:name="P37" style:parent-style-name="Normal" style:family="paragraph">
      <style:text-properties fo:language="en" fo:country="US"/>
    </style:style>
    <style:style style:name="P38" style:parent-style-name="Normal" style:family="paragraph">
      <style:text-properties fo:language="en" fo:country="US"/>
    </style:style>
    <style:style style:name="T39" style:parent-style-name="DefaultParagraphFont" style:family="text">
      <style:text-properties fo:language="en" fo:country="US"/>
    </style:style>
  </office:automatic-styles>
  <office:body>
    <office:text text:use-soft-page-breaks="true">
      <text:p text:style-name="P1">1.place: TenetProseccoBrutMedlem</text:p>
      <text:p text:style-name="P2">Drink{price=175, amount=750, percent=11.0, alcoholPricePerMilliliter=2.121212121212121, name='TenetProseccoBrutMedlem'}</text:p>
      <text:p text:style-name="P3">2.place: TenetProseccoBrut</text:p>
      <text:p text:style-name="P4">Drink{price=229, amount=750, percent=11.0, alcoholPricePerMilliliter=2.775757575757576, name='TenetProseccoBrut'}</text:p>
      <text:p text:style-name="P5">3.place: BrooklynLager</text:p>
      <text:p text:style-name="P6">Drink{price=69, amount=500, percent=5.2, alcoholPricePerMilliliter=2.6538461538461533, name='BrooklynLager'}</text:p>
      <text:p text:style-name="P7">4.place: StellaArtois</text:p>
      <text:p text:style-name="P8">Drink{price=59, amount=330, percent=5.0, alcoholPricePerMilliliter=3.5757575757575757, name='StellaArtois'}</text:p>
      <text:p text:style-name="P9">5.place: SommersbyPearCider</text:p>
      <text:p text:style-name="P10">Drink{price=59, amount=500, percent=4.5, alcoholPricePerMilliliter=2.6222222222222222, name='SommersbyPearCider'}</text:p>
      <text:p text:style-name="P11">6.place: SommersbyPearCiderMedlem</text:p>
      <text:p text:style-name="P12">Drink{price=40, amount=500, percent=4.5, alcoholPricePerMilliliter=1.7777777777777777, name='SommersbyPearCiderMedlem'}</text:p>
      <text:p text:style-name="P13">7.place: Kronenbourg1664Blanc</text:p>
      <text:p text:style-name="P14">Drink{price=59, amount=330, percent=5.0, alcoholPricePerMilliliter=3.5757575757575757, name='Kronenbourg1664Blanc'}</text:p>
      <text:p text:style-name="P15">8.place: SommersbyElderflowerLime</text:p>
      <text:p text:style-name="P16">Drink{price=65, amount=500, percent=4.5, alcoholPricePerMilliliter=2.888888888888889, name='SommersbyElderflowerLime'}</text:p>
      <text:p text:style-name="P17">9.place: SommersbyElderflowerLimeMedlem</text:p>
      <text:p text:style-name="P18">Drink{price=50, amount=500, percent=4.5, alcoholPricePerMilliliter=2.2222222222222223, name='SommersbyElderflowerLimeMedlem'}</text:p>
      <text:p text:style-name="P19">10.place: SchausPilsner</text:p>
      <text:p text:style-name="P20">Drink{price=52, amount=500, percent=5.0, alcoholPricePerMilliliter=2.08, name='SchausPilsner'}</text:p>
      <text:p text:style-name="P21">11.place: SchausPilsnerMedlem</text:p>
      <text:p text:style-name="P22">Drink{price=40, amount=500, percent=5.0, alcoholPricePerMilliliter=1.6, name='SchausPilsnerMedlem'}</text:p>
      <text:p text:style-name="P23">12.place: FrydenlundPaleAle</text:p>
      <text:p text:style-name="P24">Drink{price=54, amount=500, percent=4.5, alcoholPricePerMilliliter=2.4, name='FrydenlundPaleAle'}</text:p>
      <text:p text:style-name="P25">13.place: FrydenlundPaleAleMedlem</text:p>
      <text:soft-page-break/>
      <text:p text:style-name="P26">Drink{price=43, amount=500, percent=4.5, alcoholPricePerMilliliter=1.9111111111111112, name='FrydenlundPaleAleMedlem'}</text:p>
      <text:p text:style-name="P27">14.place: BrooklynBlackChockolateStoutLimitedEdition</text:p>
      <text:p text:style-name="P28">Drink{price=60, amount=355, percent=10.0, alcoholPricePerMilliliter=1.6901408450704225, name='BrooklynBlackChockolateStoutLimitedEdition'}</text:p>
      <text:p text:style-name="P29">15.place: SalvalaiValpolicellaClassico</text:p>
      <text:p text:style-name="P30">Drink{price=55, amount=125, percent=12.5, alcoholPricePerMilliliter=3.52, name='SalvalaiValpolicellaClassico'}</text:p>
      <text:p text:style-name="P31">16.place: SalvalaiValpolicellaMedlem</text:p>
      <text:p text:style-name="P32">Drink{price=40, amount=125, percent=12.5, alcoholPricePerMilliliter=2.56, name='SalvalaiValpolicellaMedlem'}</text:p>
      <text:p text:style-name="P33">17.place: MastiaSoave</text:p>
      <text:p text:style-name="P34">Drink{price=55, amount=125, percent=12.0, alcoholPricePerMilliliter=3.6666666666666665, name='MastiaSoave'}</text:p>
      <text:p text:style-name="P35">18.place: MastiaSoaveMedlem</text:p>
      <text:p text:style-name="P36">Drink{price=40, amount=125, percent=12.0, alcoholPricePerMilliliter=2.6666666666666665, name='MastiaSoaveMedlem'}</text:p>
      <text:p text:style-name="P37">19.place: RingnesLite</text:p>
      <text:p text:style-name="P38">Drink{price=52, amount=300, percent=4.3, alcoholPricePerMilliliter=4.0310077519379846, name='RingnesLite'}</text:p>
      <text:p text:style-name="Normal">20.place: SmirnoffIce</text:p>
      <text:p text:style-name="Normal"><text:span text:style-name="T39">Drink{price=59, amount=275, percent=4.0, alcoholPricePerMilliliter=5.363636363636363, name='SmirnoffIce'}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b" fo:country="NO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bakhen15</meta:initial-creator>
    <dc:creator>bakhen15</dc:creator>
    <meta:creation-date>2016-11-07T17:45:00Z</meta:creation-date>
    <dc:date>2016-11-07T17:46:00Z</dc:date>
    <meta:template xlink:href="Normal.dotm" xlink:type="simple"/>
    <meta:editing-cycles>1</meta:editing-cycles>
    <meta:editing-duration>PT60S</meta:editing-duration>
    <meta:document-statistic meta:page-count="2" meta:paragraph-count="5" meta:word-count="454" meta:character-count="2857" meta:row-count="20" meta:non-whitespace-character-count="2408"/>
  </office:meta>
</office:document-meta>
</file>